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60000008EFAB2CFCC.png" manifest:media-type="image/png"/>
  <manifest:file-entry manifest:full-path="Pictures/10000201000002A000000094D3A89A2E.png" manifest:media-type="image/png"/>
  <manifest:file-entry manifest:full-path="Pictures/100002010000020000000078278E2416.png" manifest:media-type="image/png"/>
  <manifest:file-entry manifest:full-path="Pictures/10000201000001C80000007E8224067E.png" manifest:media-type="image/png"/>
  <manifest:file-entry manifest:full-path="Pictures/10000201000001A80000007A84CA4B2F.png" manifest:media-type="image/png"/>
  <manifest:file-entry manifest:full-path="Pictures/10000201000001BA0000007CD0546B9C.png" manifest:media-type="image/png"/>
  <manifest:file-entry manifest:full-path="Pictures/10000201000001E4000001524D385FCA.png" manifest:media-type="image/png"/>
  <manifest:file-entry manifest:full-path="Pictures/100002010000021000000048ED5388F7.png" manifest:media-type="image/png"/>
  <manifest:file-entry manifest:full-path="Pictures/100002010000028A000001D8AE6165E3.png" manifest:media-type="image/png"/>
  <manifest:file-entry manifest:full-path="Pictures/10000201000004480000026AE8F8DCE5.png" manifest:media-type="image/png"/>
  <manifest:file-entry manifest:full-path="Pictures/10000201000003AA0000050A2EDBB861.png" manifest:media-type="image/png"/>
  <manifest:file-entry manifest:full-path="Pictures/10000201000002F80000031A6B36628F.png" manifest:media-type="image/png"/>
  <manifest:file-entry manifest:full-path="Pictures/10000201000004FE0000042E7AB43B09.png" manifest:media-type="image/png"/>
  <manifest:file-entry manifest:full-path="Pictures/10000201000001EA0000005025271B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03650" officeooo:paragraph-rsid="00103650"/>
    </style:style>
    <style:style style:name="P2" style:family="paragraph" style:parent-style-name="Standard">
      <style:text-properties officeooo:rsid="00103650" officeooo:paragraph-rsid="00103650"/>
    </style:style>
    <style:style style:name="P3" style:family="paragraph" style:parent-style-name="Standard">
      <style:text-properties fo:font-size="20pt" fo:font-weight="bold" officeooo:rsid="0012c464" officeooo:paragraph-rsid="0012c464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372c7" officeooo:paragraph-rsid="001372c7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unning GDB:</text:p>
      <text:p text:style-name="P2"><draw:frame draw:style-name="fr1" draw:name="Image1" text:anchor-type="paragraph" svg:x="0.0161in" svg:y="0.1807in" svg:width="3.4028in" svg:height="0.5555in" draw:z-index="0"><draw:image xlink:href="Pictures/10000201000001EA0000005025271B4E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width="6.9252in" svg:height="5.798in" draw:z-index="1"><draw:image xlink:href="Pictures/10000201000004FE0000042E7AB43B0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<draw:frame draw:style-name="fr1" draw:name="Image3" text:anchor-type="paragraph" svg:x="0.0146in" svg:y="0.4272in" svg:width="5.278in" svg:height="5.5138in" draw:z-index="2"><draw:image xlink:href="Pictures/10000201000002F80000031A6B36628F.png" xlink:type="simple" xlink:show="embed" xlink:actuate="onLoad"/></draw:frame>Cod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x="-0.0492in" svg:y="0in" svg:width="6.5138in" svg:height="8.9583in" draw:z-index="3"><draw:image xlink:href="Pictures/10000201000003AA0000050A2EDBB861.png" xlink:type="simple" xlink:show="embed" xlink:actuate="onLoad"/></draw:frame><text:soft-page-break/></text:p>
      <text:p text:style-name="P3"><draw:frame draw:style-name="fr2" draw:name="Image5" text:anchor-type="paragraph" svg:width="6.9252in" svg:height="3.9043in" draw:z-index="4"><draw:image xlink:href="Pictures/10000201000004480000026AE8F8DCE5.png" xlink:type="simple" xlink:show="embed" xlink:actuate="onLoad"/></draw:frame><draw:frame draw:style-name="fr1" draw:name="Image6" text:anchor-type="paragraph" svg:x="-0.0035in" svg:y="4.1508in" svg:width="4.5138in" svg:height="3.278in" draw:z-index="5"><draw:image xlink:href="Pictures/100002010000028A000001D8AE6165E3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Running the Program:</text:p>
      <text:p text:style-name="P4"><draw:frame draw:style-name="fr1" draw:name="Image7" text:anchor-type="paragraph" svg:x="0.0291in" svg:y="0.0634in" svg:width="3.6665in" svg:height="0.5in" draw:z-index="6"><draw:image xlink:href="Pictures/100002010000021000000048ED5388F7.png" xlink:type="simple" xlink:show="embed" xlink:actuate="onLoad"/></draw:frame></text:p>
      <text:p text:style-name="P4"/>
      <text:p text:style-name="P4"><draw:frame draw:style-name="fr1" draw:name="Image8" text:anchor-type="paragraph" svg:x="0.0272in" svg:y="0in" svg:width="3.361in" svg:height="2.3472in" draw:z-index="7"><draw:image xlink:href="Pictures/10000201000001E4000001524D385FC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x="0.0098in" svg:y="0.2555in" svg:width="3.0693in" svg:height="0.861in" draw:z-index="8"><draw:image xlink:href="Pictures/10000201000001BA0000007CD0546B9C.pn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Image10" text:anchor-type="paragraph" svg:x="0.0091in" svg:y="0in" svg:width="2.9445in" svg:height="0.8472in" draw:z-index="9"><draw:image xlink:href="Pictures/10000201000001A80000007A84CA4B2F.png" xlink:type="simple" xlink:show="embed" xlink:actuate="onLoad"/></draw:frame></text:p>
      <text:p text:style-name="P4"/>
      <text:p text:style-name="P4"/>
      <text:p text:style-name="P4"><draw:frame draw:style-name="fr1" draw:name="Image11" text:anchor-type="paragraph" svg:x="0.0028in" svg:y="0.0457in" svg:width="3.5555in" svg:height="0.8335in" draw:z-index="10"><draw:image xlink:href="Pictures/100002010000020000000078278E2416.png" xlink:type="simple" xlink:show="embed" xlink:actuate="onLoad"/></draw:frame></text:p>
      <text:p text:style-name="P4"/>
      <text:p text:style-name="P4"/>
      <text:p text:style-name="P4"><draw:frame draw:style-name="fr1" draw:name="Image12" text:anchor-type="paragraph" svg:x="0.0244in" svg:y="0.0453in" svg:width="3.1665in" svg:height="0.8752in" draw:z-index="11"><draw:image xlink:href="Pictures/10000201000001C80000007E8224067E.png" xlink:type="simple" xlink:show="embed" xlink:actuate="onLoad"/></draw:frame></text:p>
      <text:p text:style-name="P4"/>
      <text:p text:style-name="P4"/>
      <text:p text:style-name="P4"><draw:frame draw:style-name="fr1" draw:name="Image13" text:anchor-type="paragraph" svg:x="0.0654in" svg:y="0.072in" svg:width="4.6665in" svg:height="1.028in" draw:z-index="12"><draw:image xlink:href="Pictures/10000201000002A000000094D3A89A2E.png" xlink:type="simple" xlink:show="embed" xlink:actuate="onLoad"/></draw:frame></text:p>
      <text:p text:style-name="P4"/>
      <text:p text:style-name="P4"/>
      <text:p text:style-name="P4"><draw:frame draw:style-name="fr1" draw:name="Image14" text:anchor-type="paragraph" svg:x="0.0098in" svg:y="0.3283in" svg:width="6.9252in" svg:height="0.9846in" draw:z-index="13"><draw:image xlink:href="Pictures/10000201000003E60000008EFAB2CF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3650" officeooo:paragraph-rsid="001036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Pre-Lab2<text:tab/>2/1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3:17:07.068053000</meta:creation-date>
    <dc:date>2016-02-01T14:21:10.480243000</dc:date>
    <meta:editing-duration>PT9M43S</meta:editing-duration>
    <meta:editing-cycles>3</meta:editing-cycles>
    <meta:generator>LibreOffice/4.4.5.2$MacOSX_X86_64 LibreOffice_project/a22f674fd25a3b6f45bdebf25400ed2adff0ff99</meta:generator>
    <meta:document-statistic meta:table-count="0" meta:image-count="14" meta:object-count="0" meta:page-count="5" meta:paragraph-count="4" meta:word-count="10" meta:character-count="64" meta:non-whitespace-character-count="58"/>
  </office:meta>
</office:document-meta>
</file>